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63BF812E.png"/>
  <manifest:file-entry manifest:media-type="image/png" manifest:full-path="Pictures/1000000000000640000004B0F8982FA6.png"/>
  <manifest:file-entry manifest:media-type="image/png" manifest:full-path="Pictures/1000000000000640000004B02C5236E4.png"/>
  <manifest:file-entry manifest:media-type="image/png" manifest:full-path="Pictures/1000000000000640000004B0EC954AE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vihree2-title">
      <style:graphic-properties draw:fill-color="#ffffff" draw:auto-grow-height="true" fo:min-height="3.507cm"/>
    </style:style>
    <style:style style:name="pr2" style:family="presentation" style:parent-style-name="vihree2-subtitle" style:list-style-name="L2">
      <style:graphic-properties draw:fill-color="#ffffff" draw:auto-grow-height="true" fo:min-height="13.86cm"/>
    </style:style>
    <style:style style:name="pr3" style:family="presentation" style:parent-style-name="vihree2-notes">
      <style:graphic-properties draw:fill-color="#ffffff" draw:auto-grow-height="true" fo:min-height="13.365cm"/>
    </style:style>
    <style:style style:name="pr4" style:family="presentation" style:parent-style-name="vihree2-subtitle">
      <style:graphic-properties draw:fill-color="#ffffff" draw:auto-grow-height="true"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32pt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P4" style:family="paragraph">
      <style:text-properties fo:font-size="32pt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hree2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301cm" svg:y="0.7cm" presentation:class="title">
          <draw:text-box>
            <text:p text:style-name="P1">Urquell</text:p>
          </draw:text-box>
        </draw:frame>
        <draw:frame presentation:style-name="pr2" draw:text-style-name="P1" draw:layer="layout" svg:width="25.199cm" svg:height="13.86cm" svg:x="1.4cm" svg:y="4.914cm" presentation:class="subtitle" presentation:user-transformed="true">
          <draw:text-box>
            <text:p text:style-name="P1">Urquell is a functional programming language whose programs are expressed as a URL</text:p>
            <text:p text:style-name="P1"/>
            <text:p text:style-name="P1"><text:span text:style-name="T1">http://urquell-fn.appspot.com/lib/echo/hello/world</text:span></text:p>
          </draw:text-box>
        </draw:frame>
        <presentation:notes draw:style-name="dp2">
          <draw:page-thumbnail draw:style-name="gr1" draw:layer="layout" svg:width="14.856cm" svg:height="11.135cm" svg:x="3.071cm" svg:y="2.256cm" draw:page-number="1" presentation:class="page"/>
          <draw:frame presentation:style-name="pr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2" draw:style-name="dp1" draw:master-page-name="vihree2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301cm" svg:y="0.7cm" presentation:class="title">
          <draw:text-box>
            <text:p text:style-name="P1">Urquell</text:p>
          </draw:text-box>
        </draw:frame>
        <draw:frame presentation:style-name="pr4" draw:text-style-name="P2" draw:layer="layout" svg:width="25.199cm" svg:height="13.86cm" svg:x="1.4cm" svg:y="4.914cm" presentation:class="subtitle">
          <draw:text-box>
            <text:p text:style-name="P1"><text:span text:style-name="T1">A function name is a URL</text:span></text:p>
            <text:p text:style-name="P1"><text:span text:style-name="T1"/></text:p>
            <text:p text:style-name="P1"><text:span text:style-name="T1">http://urquell-fn.appspot.com/lib/add</text:span></text:p>
          </draw:text-box>
        </draw:frame>
        <presentation:notes draw:style-name="dp2">
          <draw:page-thumbnail draw:style-name="gr1" draw:layer="layout" svg:width="14.856cm" svg:height="11.135cm" svg:x="3.071cm" svg:y="2.256cm" draw:page-number="2" presentation:class="page"/>
          <draw:frame presentation:style-name="pr3" draw:text-style-name="P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3" draw:style-name="dp1" draw:master-page-name="vihree2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301cm" svg:y="0.7cm" presentation:class="title">
          <draw:text-box>
            <text:p text:style-name="P1">Urquell</text:p>
          </draw:text-box>
        </draw:frame>
        <draw:frame presentation:style-name="pr4" draw:text-style-name="P1" draw:layer="layout" svg:width="25.199cm" svg:height="13.86cm" svg:x="1.4cm" svg:y="4.914cm" presentation:class="subtitle">
          <draw:text-box>
            <text:p text:style-name="P1">Uses pure functions</text:p>
            <text:p text:style-name="P1"/>
            <text:p text:style-name="P1">http://<text:span text:style-name="T1">urquell-fn.appspot</text:span>.com/lib/add/6/4</text:p>
            <text:p text:style-name="P1"/>
            <text:p text:style-name="P1">http://<text:span text:style-name="T1">urquell-fn.appspot</text:span>.com/lib/sub/6/4</text:p>
          </draw:text-box>
        </draw:frame>
        <presentation:notes draw:style-name="dp2">
          <draw:page-thumbnail draw:style-name="gr1" draw:layer="layout" svg:width="14.856cm" svg:height="11.135cm" svg:x="3.071cm" svg:y="2.256cm" draw:page-number="3" presentation:class="page"/>
          <draw:frame presentation:style-name="pr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4" draw:style-name="dp1" draw:master-page-name="vihree2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301cm" svg:y="0.7cm" presentation:class="title">
          <draw:text-box>
            <text:p text:style-name="P1">Urquell</text:p>
          </draw:text-box>
        </draw:frame>
        <draw:frame presentation:style-name="pr4" draw:text-style-name="P2" draw:layer="layout" svg:width="25.199cm" svg:height="13.86cm" svg:x="1.4cm" svg:y="4.914cm" presentation:class="subtitle">
          <draw:text-box>
            <text:p text:style-name="P1"><text:span text:style-name="T1">Most functions can take any number of arguments</text:span></text:p>
            <text:p text:style-name="P1"><text:span text:style-name="T1"/></text:p>
            <text:p text:style-name="P1"><text:span text:style-name="T1">http://urquell-fn.appspot.com/lib/add/1/2/3</text:span></text:p>
          </draw:text-box>
        </draw:frame>
        <presentation:notes draw:style-name="dp2">
          <draw:page-thumbnail draw:style-name="gr1" draw:layer="layout" svg:width="14.856cm" svg:height="11.135cm" svg:x="3.071cm" svg:y="2.256cm" draw:page-number="4" presentation:class="page"/>
          <draw:frame presentation:style-name="pr3" draw:text-style-name="P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5" draw:style-name="dp1" draw:master-page-name="vihree2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301cm" svg:y="0.7cm" presentation:class="title">
          <draw:text-box>
            <text:p text:style-name="P1">Urquell</text:p>
          </draw:text-box>
        </draw:frame>
        <draw:frame presentation:style-name="pr4" draw:text-style-name="P2" draw:layer="layout" svg:width="25.199cm" svg:height="13.86cm" svg:x="1.4cm" svg:y="4.914cm" presentation:class="subtitle">
          <draw:text-box>
            <text:p text:style-name="P1"><text:span text:style-name="T1">Functions are run by doing a HTTP GET against the URL</text:span></text:p>
            <text:p text:style-name="P1"><text:span text:style-name="T1"/></text:p>
            <text:p text:style-name="P1"><text:span text:style-name="T1">(You can just type into the browser)</text:span></text:p>
            <text:p text:style-name="P1"><text:span text:style-name="T1"/></text:p>
            <text:p text:style-name="P1"><text:span text:style-name="T1">http://urquell-fn.appspot.com/lib/add/1/2/3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56cm" svg:height="11.135cm" svg:x="3.071cm" svg:y="2.256cm" draw:page-number="5" presentation:class="page"/>
          <draw:frame presentation:style-name="pr3" draw:text-style-name="P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6" draw:style-name="dp1" draw:master-page-name="vihree2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301cm" svg:y="0.7cm" presentation:class="title">
          <draw:text-box>
            <text:p text:style-name="P1">Urquell</text:p>
          </draw:text-box>
        </draw:frame>
        <draw:frame presentation:style-name="pr4" draw:text-style-name="P2" draw:layer="layout" svg:width="25.199cm" svg:height="13.86cm" svg:x="1.4cm" svg:y="4.914cm" presentation:class="subtitle">
          <draw:text-box>
            <text:p text:style-name="P2"><text:span text:style-name="T1">Urquell is RESTful</text:span></text:p>
            <text:p text:style-name="P2"><text:span text:style-name="T1"/></text:p>
            <text:p text:style-name="P2"><text:span text:style-name="T1">Browsers get HTML</text:span></text:p>
            <text:p text:style-name="P2"><text:span text:style-name="T1">AJAX gets JSON or JSONP</text:span></text:p>
            <text:p text:style-name="P2"><text:span text:style-name="T1"/></text:p>
            <text:p text:style-name="P1"><text:span text:style-name="T1">http://urquell-fn.appspot.com/lib/add/1/2/3?__=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56cm" svg:height="11.135cm" svg:x="3.071cm" svg:y="2.256cm" draw:page-number="6" presentation:class="page"/>
          <draw:frame presentation:style-name="pr3" draw:text-style-name="P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7" draw:style-name="dp1" draw:master-page-name="vihree2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301cm" svg:y="0.7cm" presentation:class="title">
          <draw:text-box>
            <text:p text:style-name="P1">Urquell</text:p>
          </draw:text-box>
        </draw:frame>
        <draw:frame presentation:style-name="pr4" draw:text-style-name="P2" draw:layer="layout" svg:width="25.199cm" svg:height="13.86cm" svg:x="1.4cm" svg:y="4.914cm" presentation:class="subtitle">
          <draw:text-box>
            <text:p text:style-name="P2"><text:span text:style-name="T1">Urquell programs can call each other through their binding hashes</text:span></text:p>
            <text:p/>
            <text:p>http://urquell-fn.appspot.com/lib/add/1/2/3</text:p>
            <text:p/>
            <text:p>http://urquell-fn.app<text:span text:style-name="T1">spot.com/lib/add/*YvfDstKT/6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56cm" svg:height="11.135cm" svg:x="3.071cm" svg:y="2.256cm" draw:page-number="7" presentation:class="page"/>
          <draw:frame presentation:style-name="pr3" draw:text-style-name="P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8" draw:style-name="dp1" draw:master-page-name="vihree2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301cm" svg:y="0.7cm" presentation:class="title">
          <draw:text-box>
            <text:p text:style-name="P1">Urquell</text:p>
          </draw:text-box>
        </draw:frame>
        <draw:frame presentation:style-name="pr4" draw:text-style-name="P2" draw:layer="layout" svg:width="25.199cm" svg:height="13.86cm" svg:x="1.4cm" svg:y="4.914cm" presentation:class="subtitle" presentation:user-transformed="true">
          <draw:text-box>
            <text:p><text:span text:style-name="T1">A lambda is an Urquell program that returns a </text:span>URL</text:p>
            <text:p/>
            <text:p>http://urquell-fn.appspot.com/lib/fn/urquell-fn.appspot.com/lib/add</text:p>
            <text:p/>
            <text:p>http://urquell-fn.appspot.com/lib/call/*2wuQZl_G/1/2/3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56cm" svg:height="11.135cm" svg:x="3.071cm" svg:y="2.256cm" draw:page-number="8" presentation:class="page"/>
          <draw:frame presentation:style-name="pr3" draw:text-style-name="P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9" draw:style-name="dp1" draw:master-page-name="vihree2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301cm" svg:y="0.7cm" presentation:class="title">
          <draw:text-box>
            <text:p text:style-name="P1">Urquell</text:p>
          </draw:text-box>
        </draw:frame>
        <draw:frame presentation:style-name="pr4" draw:text-style-name="P2" draw:layer="layout" svg:width="25.199cm" svg:height="13.86cm" svg:x="1.4cm" svg:y="4.914cm" presentation:class="subtitle" presentation:user-transformed="true">
          <draw:text-box>
            <text:p text:style-name="P4">We can also have a closure</text:p>
            <text:p text:style-name="P4"/>
            <text:p text:style-name="P4">http://urquell-fn.appspot.com/lib/fn/urquell-fn.appspot.com/lib/add/1</text:p>
            <text:p text:style-name="P4"/>
            <text:p text:style-name="P4">http://urquell-fn.appspot.com/lib/call/*mqSckkgf/2/3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56cm" svg:height="11.135cm" svg:x="3.071cm" svg:y="2.256cm" draw:page-number="9" presentation:class="page"/>
          <draw:frame presentation:style-name="pr3" draw:text-style-name="P3" draw:layer="layout" svg:width="16.799cm" svg:height="13.365cm" svg:x="2.099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text:enable-numbering="false"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vihree2-outline1" style:family="presentation">
      <style:graphic-properties text:enable-numbering="true"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6cm" fo:margin-right="0cm" fo:margin-top="0cm" fo:margin-bottom="0.3cm" fo:text-indent="-0.6cm"/>
      <style:text-properties fo:color="#ffffff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text:enable-numbering="false"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text:enable-numbering="false"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2" style:family="drawing-page">
      <style:drawing-page-properties draw:background-size="border" draw:fill="bitmap" draw:fill-image-name="vihree_25_20tähti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Human-title">
      <style:graphic-properties draw:fill-color="#ffffff" draw:auto-grow-height="false" fo:min-height="3.507cm"/>
    </style:style>
    <style:style style:name="Mpr2" style:family="presentation" style:parent-style-name="Human-outline1">
      <style:graphic-properties draw:fill-color="#ffffff" draw:auto-grow-height="false" fo:min-height="13.86cm"/>
    </style:style>
    <style:style style:name="Mpr3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4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5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vihree2-title">
      <style:graphic-properties draw:fill-color="#ffffff" draw:auto-grow-height="false" fo:min-height="3.507cm"/>
    </style:style>
    <style:style style:name="Mpr7" style:family="presentation" style:parent-style-name="vihree2-outline1">
      <style:graphic-properties draw:fill-color="#ffffff" draw:auto-grow-height="false" fo:min-height="13.86cm"/>
    </style:style>
    <style:style style:name="Mpr8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9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0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Nimbus Roman No9 L'" style:font-family-generic="roman" style:font-pitch="variable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Human" style:page-layout-name="PM1" draw:style-name="Mdp1">
      <office:forms form:automatic-focus="false" form:apply-design-mode="false"/>
      <draw:frame presentation:style-name="Mpr1" draw:text-style-name="MP3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Human-title" draw:layer="backgroundobjects" svg:width="14.848cm" svg:height="11.135cm" svg:x="3.075cm" svg:y="2.257cm" presentation:class="page"/>
        <draw:frame presentation:style-name="Huma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2">
      <office:forms form:automatic-focus="false" form:apply-design-mode="false"/>
      <draw:frame presentation:style-name="Mpr6" draw:text-style-name="MP3" draw:layer="backgroundobjects" svg:width="25.199cm" svg:height="3.506cm" svg:x="1.301cm" svg:y="0.7cm" presentation:class="title">
        <draw:text-box>
          <text:p text:style-name="MP3">Muokkaa otsikon tekstimuotoa napsauttamalla</text:p>
        </draw:text-box>
      </draw:frame>
      <draw:frame presentation:style-name="Mpr7" draw:text-style-name="MP4" draw:layer="backgroundobjects" svg:width="25.199cm" svg:height="13.859cm" svg:x="1.4cm" svg:y="4.914cm" presentation:class="outline">
        <draw:text-box>
          <text:list text:style-name="ML5">
            <text:list-item>
              <text:p text:style-name="MP4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1" draw:layer="backgroundobjects" svg:width="6.523cm" svg:height="1cm" svg:x="1.477cm" svg:y="19.998cm" presentation:class="date-time">
        <draw:text-box>
          <text:p text:style-name="MP1"><text:span text:style-name="MT2"><presentation:date-time/></text:span></text:p>
        </draw:text-box>
      </draw:frame>
      <draw:frame presentation:style-name="Mpr8" draw:text-style-name="MP5" draw:layer="backgroundobjects" svg:width="8.875cm" svg:height="1cm" svg:x="9.625cm" svg:y="19.998cm" presentation:class="footer">
        <draw:text-box>
          <text:p text:style-name="MP5"><text:span text:style-name="MT2"><presentation:footer/></text:span></text:p>
        </draw:text-box>
      </draw:frame>
      <draw:frame presentation:style-name="Mpr8" draw:text-style-name="MP2" draw:layer="backgroundobjects" svg:width="1.5cm" svg:height="1.448cm" svg:x="25.06cm" svg:y="19.5cm" presentation:class="page-number">
        <draw:text-box>
          <text:p text:style-name="MP14"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vihree2-title" draw:layer="backgroundobjects" svg:width="14.856cm" svg:height="11.135cm" svg:x="3.071cm" svg:y="2.256cm" presentation:class="page"/>
        <draw:frame presentation:style-name="vihree2-notes" draw:layer="backgroundobjects" svg:width="16.799cm" svg:height="13.364cm" svg:x="2.099cm" svg:y="14.106cm" presentation:class="notes" presentation:placeholder="true">
          <draw:text-box/>
        </draw:frame>
        <draw:frame presentation:style-name="Mpr9" draw:text-style-name="MP1" draw:layer="backgroundobjects" svg:width="9.113cm" svg:height="1.484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5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.001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5cm" svg:y="28.214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Linux OpenOffice.org_project/310m19$Build-9420</meta:generator>
    <meta:creation-date>2008-09-02T21:57:48</meta:creation-date>
    <dc:date>2009-11-11T00:15:36</dc:date>
    <dc:language>fi-FI</dc:language>
    <meta:editing-cycles>9</meta:editing-cycles>
    <meta:editing-duration>PT02H30M20S</meta:editing-duration>
    <meta:document-statistic meta:object-count="68"/>
    <meta:user-defined meta:name="Info 1"/>
    <meta:user-defined meta:name="Info 2"/>
    <meta:user-defined meta:name="Info 3"/>
    <meta:user-defined meta:name="Info 4"/>
    <meta:template xlink:type="simple" xlink:actuate="onRequest" xlink:title="" xlink:href="/usr/lib/openoffice/share/template/en-GB/presnt/Human.otp" meta:date="2008-09-02T21:57:26"/>
  </office:meta>
</office:document-meta>
</file>